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Midnightblue-title">
      <style:graphic-properties fo:min-height="1.998cm" loext:decorative="false"/>
      <style:paragraph-properties style:writing-mode="lr-tb"/>
    </style:style>
    <style:style style:name="pr2" style:family="presentation" style:parent-style-name="Midnightblue-subtitle">
      <style:graphic-properties draw:fill-color="#ffffff" draw:auto-grow-height="true" fo:min-height="10.5cm" loext:decorative="false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outline1">
      <style:graphic-properties fo:min-height="10.501cm" loext:decorative="false"/>
      <style:paragraph-properties style:writing-mode="lr-tb"/>
    </style:style>
    <style:style style:name="pr7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-color="#ffffff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paragraph-properties fo:margin-top="0.42cm" fo:margin-bottom="0.35cm"/>
      <style:text-properties fo:font-size="25pt" style:font-size-asian="27pt" style:font-size-complex="27pt"/>
    </style:style>
    <style:style style:name="P5" style:family="paragraph">
      <style:text-properties fo:font-size="27pt" style:font-size-asian="27pt" style:font-size-complex="27pt"/>
    </style:style>
    <style:style style:name="P6" style:family="paragraph">
      <style:paragraph-properties fo:margin-left="0cm" fo:margin-right="0cm" fo:margin-top="0.42cm" fo:margin-bottom="0.35cm" fo:text-indent="0cm" style:text-autospace="ideograph-alpha" style:punctuation-wrap="hanging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15pt" fo:font-style="normal" fo:text-shadow="none" style:text-underline-style="none" fo:font-weight="600" style:letter-kerning="true" style:font-size-asian="15pt" style:font-style-asian="normal" style:font-weight-asian="600" style:font-size-complex="15pt" style:font-style-complex="normal" style:font-weight-complex="600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25pt" style:font-size-asian="27pt" style:font-size-complex="27pt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Noto Sans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27pt" style:font-size-asian="27pt" style:font-size-complex="27pt"/>
    </style:style>
    <style:style style:name="T12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1.997cm" svg:x="1cm" svg:y="0.627cm" presentation:class="title" presentation:placeholder="true">
          <draw:text-box/>
        </draw:frame>
        <draw:frame presentation:style-name="pr2" draw:text-style-name="P2" draw:layer="layout" svg:width="26cm" svg:height="10.5cm" svg:x="1cm" svg:y="3.175cm" presentation:class="subtitle" presentation:user-transformed="true">
          <draw:text-box>
            <text:p text:style-name="P1"><text:span text:style-name="T1">Algoritmus strojového učenia pre tvorbu trackletov v spracovaní astronomických obrazov</text:span></text:p>
            <text:p text:style-name="P1"><text:span text:style-name="T2">Vypracovala: Bc. Lucia Lahučká</text:span></text:p>
            <text:p text:style-name="P1"><text:span text:style-name="T2">Školiteľ: prof. RNDr. Roman Ďurikovič, PhD., DE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Motivácia a ciele</text:p>
          </draw:text-box>
        </draw:frame>
        <draw:frame presentation:style-name="pr5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"><text:span text:style-name="T3">Problém: </text:span><text:span text:style-name="T4">Tradičné </text:span><text:span text:style-name="T5">analytické metódy na tvorbu trackletov generujú vysoký šum a vyžadujú veľa ručnej kontroly.</text:span></text:p>
              </text:list-item>
              <text:list-item>
                <text:p text:style-name="P1"><text:span text:style-name="T6">Inšpirácia z iných odvetví: </text:span><text:span text:style-name="T5">Podobné algoritmy sú úspešne využívané aj v mikroskopii na sledovanie buniek.</text:span></text:p>
              </text:list-item>
              <text:list-item>
                <text:p text:style-name="P1"><text:span text:style-name="T6">Cieľ: </text:span><text:span text:style-name="T5">Vyvinúť a natrénovať algoritmus strojového učenia (ML), ktorý dokáže identifikovať pohybujúci sa objekt na segmentovaných astronomických snímkach s vyššou presnosťou a efektívnosťou ako tradičné analytické metódy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1"><text:span text:style-name="T7">Tracklet Building – Analytický Prístup vs. Strojové Učenie</text:span>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"><text:span text:style-name="T6">Analytický prístup: </text:span><text:span text:style-name="T5">Séria matematických krokov, ktoré môžu byť narušené prítomnosťou hviezd a šumov v pozadí.</text:span></text:p>
              </text:list-item>
              <text:list-item>
                <text:p text:style-name="P1"><text:span text:style-name="T6">Strojové učenie (ML):</text:span></text:p>
                <text:list>
                  <text:list-item>
                    <text:p><text:span text:style-name="T8">Môže lepšie rozpoznať vzory pohybu (</text:span><text:span text:style-name="T9">napodobniť schopnosť ľudského oka</text:span><text:span text:style-name="T10">) a odfiltrovať nežiaduce objekty.</text:span></text:p>
                  </text:list-item>
                  <text:list-item>
                    <text:p><text:span text:style-name="T10">Je schopné pracovať na základe relatívneho pohybu cieľa v porovnaní s pozadí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cm" svg:x="1cm" svg:y="0.627cm" presentation:class="title" presentation:user-transformed="true">
          <draw:text-box>
            <text:p text:style-name="P1"><text:span text:style-name="T11">Kroky vývoja algoritmu</text:span></text:p>
          </draw:text-box>
        </draw:frame>
        <draw:frame presentation:style-name="pr5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"><text:span text:style-name="T6">Preskúmanie existujúcich analytických algoritmov na tvorbu trackletu</text:span></text:p>
              </text:list-item>
              <text:list-item>
                <text:p text:style-name="P1"><text:span text:style-name="T6">Definícia trénovacieho datasetu: </text:span><text:span text:style-name="T5">Preprocessing dát získaných z pozorovaní, z umelo vytvorených pozorovaní (JSON pre každú snímku z pozorovania)</text:span></text:p>
              </text:list-item>
              <text:list-item>
                <text:p text:style-name="P1"><text:span text:style-name="T6">Implementácia ML algoritmu: </text:span><text:span text:style-name="T5">Algoritmus na rozoznanie pohybujúcich objektov z datasetu.</text:span></text:p>
              </text:list-item>
              <text:list-item>
                <text:p text:style-name="P1"><text:span text:style-name="T6">Trénovanie <text:s/>modelu: </text:span><text:span text:style-name="T5">Natrénovanie a overenie presnosti na trénovacích dátach.</text:span></text:p>
              </text:list-item>
              <text:list-item>
                <text:p text:style-name="P1"><text:span text:style-name="T3">Validácia a </text:span><text:span text:style-name="T6">testovanie na nových pozorovaniach: </text:span><text:span text:style-name="T5">Testovanie na nových snímkach, ktoré sa zhromažďujú každú noc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cm" svg:x="1cm" svg:y="0.627cm" presentation:class="title" presentation:user-transformed="true">
          <draw:text-box>
            <text:p text:style-name="P1"><text:span text:style-name="T11">Očakávané výsledky</text:span>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"><text:span text:style-name="T6">Zvýšenie presnosti a efektivity: </text:span><text:span text:style-name="T5">Redukcia chýb pri identifikácii objektov.</text:span></text:p>
              </text:list-item>
              <text:list-item>
                <text:p text:style-name="P1"><text:span text:style-name="T6">Zníženie šumu v trackletoch: </text:span><text:span text:style-name="T5">Algoritmus sa naučí rozpoznávať pohybujúce sa objekty a ignorovať šum.</text:span></text:p>
                <text:p text:style-name="P1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" draw:layer="layout" svg:width="26cm" svg:height="1.997cm" svg:x="1cm" svg:y="0.627cm" presentation:class="title" presentation:user-transformed="true">
          <draw:text-box>
            <text:p>Vedecký prínos</text:p>
          </draw:text-box>
        </draw:frame>
        <draw:frame presentation:style-name="pr6" draw:layer="layout" svg:width="26cm" svg:height="10.5cm" svg:x="1cm" svg:y="4.125cm" presentation:class="outline">
          <draw:text-box>
            <text:list text:style-name="L2">
              <text:list-item>
                <text:p text:style-name="P6"><text:span text:style-name="T12">Rozoznať všetky pohybujúce sa objekty z jedného pozorovania: </text:span><text:span text:style-name="T5">V súčasnej dobe sa sleduje jeden vybraný objekt</text:span></text:p>
              </text:list-item>
              <text:list-item>
                <text:p text:style-name="P6"><text:span text:style-name="T12">Objavovavoť nové objekty, ktoré nie sú v súčasnej databáze: </text:span><text:span text:style-name="T5">Vyplýva z predošlého tvrdeni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09:43:50.995645740</meta:creation-date>
    <meta:editing-duration>PT16M49S</meta:editing-duration>
    <meta:editing-cycles>3</meta:editing-cycles>
    <meta:generator>LibreOffice/24.2.6.2$Linux_X86_64 LibreOffice_project/420$Build-2</meta:generator>
    <dc:title>Midnightblue</dc:title>
    <dc:date>2024-11-17T10:55:12.092612520</dc:date>
    <meta:document-statistic meta:object-count="74"/>
  </office:meta>
</office:document-meta>
</file>